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0.762cm" svg:height="0.762cm" svg:x="7.896cm" svg:y="4.88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9.097cm" svg:y="6.589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10.898cm" svg:y="6.59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62cm" svg:height="0.762cm" svg:x="9.899cm" svg:y="4.89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01cm" svg:y1="5.542cm" svg:x2="9.478cm" svg:y2="6.589cm" draw:start-shape="id1" draw:start-glue-point="7" draw:end-shape="id2" draw:end-glue-point="4" svg:d="M10010 5542l-532 1047" svg:viewBox="0 0 533 1048">
          <text:p/>
        </draw:connector>
        <draw:connector draw:style-name="gr3" draw:text-style-name="P3" draw:layer="layout" draw:type="line" svg:x1="10.55cm" svg:y1="5.542cm" svg:x2="11.279cm" svg:y2="6.59cm" draw:start-shape="id1" draw:start-glue-point="9" draw:end-shape="id3" draw:end-glue-point="4" svg:d="M10550 5542l729 1048" svg:viewBox="0 0 730 1049">
          <text:p/>
        </draw:connector>
        <draw:custom-shape draw:style-name="gr2" draw:text-style-name="P2" xml:id="id4" draw:id="id4" draw:layer="layout" svg:width="0.762cm" svg:height="0.762cm" svg:x="8.9cm" svg:y="3.192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9.011cm" svg:y1="3.843cm" svg:x2="8.277cm" svg:y2="4.888cm" draw:start-shape="id4" draw:start-glue-point="7" draw:end-shape="id5" draw:end-glue-point="4" svg:d="M9011 3843l-734 1045" svg:viewBox="0 0 735 1046">
          <text:p/>
        </draw:connector>
        <draw:connector draw:style-name="gr3" draw:text-style-name="P3" draw:layer="layout" draw:type="line" svg:x1="9.551cm" svg:y1="3.843cm" svg:x2="10.28cm" svg:y2="4.891cm" draw:start-shape="id4" draw:start-glue-point="9" draw:end-shape="id1" draw:end-glue-point="4" svg:d="M9551 3843l729 1048" svg:viewBox="0 0 730 1049">
          <text:p/>
        </draw:connector>
        <draw:custom-shape draw:style-name="gr2" draw:text-style-name="P2" xml:id="id6" draw:id="id6" draw:layer="layout" svg:width="0.762cm" svg:height="0.762cm" svg:x="7.701cm" svg:y="1.493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762cm" svg:height="0.762cm" svg:x="6.697cm" svg:y="3.189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812cm" svg:y1="2.144cm" svg:x2="7.078cm" svg:y2="3.189cm" draw:start-shape="id6" draw:start-glue-point="7" draw:end-shape="id7" draw:end-glue-point="4" svg:d="M7812 2144l-734 1045" svg:viewBox="0 0 735 1046">
          <text:p/>
        </draw:connector>
        <draw:connector draw:style-name="gr3" draw:text-style-name="P3" draw:layer="layout" draw:type="line" svg:x1="8.352cm" svg:y1="2.144cm" svg:x2="9.281cm" svg:y2="3.192cm" draw:start-shape="id6" draw:start-glue-point="9" draw:end-shape="id4" draw:end-glue-point="4" svg:d="M8352 2144l929 1048" svg:viewBox="0 0 930 1049">
          <text:p/>
        </draw:connector>
        <draw:frame draw:style-name="gr4" draw:text-style-name="P4" draw:layer="layout" svg:width="0.853cm" svg:height="0.962cm" svg:x="6.769cm" svg:y="1.87cm">
          <draw:text-box>
            <text:p>0</text:p>
          </draw:text-box>
        </draw:frame>
        <draw:frame draw:style-name="gr4" draw:text-style-name="P4" draw:layer="layout" svg:width="0.853cm" svg:height="0.962cm" svg:x="8.77cm" svg:y="1.87cm">
          <draw:text-box>
            <text:p>1</text:p>
          </draw:text-box>
        </draw:frame>
        <draw:frame draw:style-name="gr4" draw:text-style-name="P4" draw:layer="layout" svg:width="0.853cm" svg:height="0.962cm" svg:x="8.07cm" svg:y="3.57cm">
          <draw:text-box>
            <text:p>0</text:p>
          </draw:text-box>
        </draw:frame>
        <draw:frame draw:style-name="gr4" draw:text-style-name="P4" draw:layer="layout" svg:width="0.853cm" svg:height="0.962cm" svg:x="9.07cm" svg:y="5.37cm">
          <draw:text-box>
            <text:p>0</text:p>
          </draw:text-box>
        </draw:frame>
        <draw:frame draw:style-name="gr4" draw:text-style-name="P4" draw:layer="layout" svg:width="0.853cm" svg:height="0.962cm" svg:x="9.771cm" svg:y="3.57cm">
          <draw:text-box>
            <text:p>1</text:p>
          </draw:text-box>
        </draw:frame>
        <draw:frame draw:style-name="gr4" draw:text-style-name="P4" draw:layer="layout" svg:width="0.853cm" svg:height="0.962cm" svg:x="10.771cm" svg:y="5.37cm">
          <draw:text-box>
            <text:p>1</text:p>
          </draw:text-box>
        </draw:frame>
        <draw:frame draw:style-name="gr4" draw:text-style-name="P4" draw:layer="layout" svg:width="1.602cm" svg:height="0.954cm" svg:x="11.549cm" svg:y="6.542cm">
          <draw:text-box>
            <text:p><text:span text:style-name="T2">w</text:span><text:span text:style-name="T3">=2</text:span></text:p>
          </draw:text-box>
        </draw:frame>
        <draw:frame draw:style-name="gr4" draw:text-style-name="P4" draw:layer="layout" svg:width="1.602cm" svg:height="0.954cm" svg:x="7.65cm" svg:y="6.542cm">
          <draw:text-box>
            <text:p><text:span text:style-name="T2">w</text:span><text:span text:style-name="T3">=1</text:span></text:p>
          </draw:text-box>
        </draw:frame>
        <draw:frame draw:style-name="gr4" draw:text-style-name="P4" draw:layer="layout" svg:width="1.602cm" svg:height="0.954cm" svg:x="6.35cm" svg:y="4.842cm">
          <draw:text-box>
            <text:p><text:span text:style-name="T2">w</text:span><text:span text:style-name="T3">=4</text:span></text:p>
          </draw:text-box>
        </draw:frame>
        <draw:frame draw:style-name="gr4" draw:text-style-name="P4" draw:layer="layout" svg:width="1.602cm" svg:height="0.954cm" svg:x="5.15cm" svg:y="3.142cm">
          <draw:text-box>
            <text:p><text:span text:style-name="T2">w</text:span><text:span text:style-name="T3">=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08:00:52.228690236</meta:creation-date>
    <dc:date>2019-09-10T08:09:28.580328375</dc:date>
    <meta:editing-duration>PT8M36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